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49A000006B8DF39FB68.wmf" manifest:media-type=""/>
  <manifest:file-entry manifest:full-path="Pictures/2000000900005FAD00000DBDD9DE2FB7.wmf" manifest:media-type=""/>
  <manifest:file-entry manifest:full-path="Pictures/2000000900001362000005314975B24C.wmf" manifest:media-type=""/>
  <manifest:file-entry manifest:full-path="Pictures/2000000900001AB50000050A86DC7150.wmf" manifest:media-type=""/>
  <manifest:file-entry manifest:full-path="Pictures/20000009000029F700001425772F071E.wmf" manifest:media-type=""/>
  <manifest:file-entry manifest:full-path="Pictures/2000000900006182000046A7DF6AA236.wmf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SymbolMT" svg:font-family="SymbolMT, 'MS Mincho'"/>
    <style:font-face style:name="TTE1AD4438t00" svg:font-family="TTE1AD4438t00, 'Times New Roman'"/>
    <style:font-face style:name="Times-Italic" svg:font-family="Times-Italic, 'Times New Roman'"/>
    <style:font-face style:name="Times-Roman" svg:font-family="Times-Roman, 'Times New Roman'"/>
    <style:font-face style:name="TimesNewRoman" svg:font-family="TimesNewRoman, 'MS Mincho'"/>
    <style:font-face style:name="Courier New" svg:font-family="'Courier New'" style:font-family-generic="modern"/>
    <style:font-face style:name="TimesNewRomanPS-BoldMT" svg:font-family="TimesNewRomanPS-BoldMT, 'Times New Roman'" style:font-family-generic="roman"/>
    <style:font-face style:name="TimesNewRomanPS-ItalicMT" svg:font-family="TimesNewRomanPS-ItalicMT, 'Times New Roman'" style:font-family-generic="roman"/>
    <style:font-face style:name="TimesNewRomanPSMT" svg:font-family="TimesNewRomanPSMT, 'MS Mincho'" style:font-family-generic="roman"/>
    <style:font-face style:name="Courier New1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, 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Default">
      <style:text-properties fo:color="#000000"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 style:list-style-name="WW8Num1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text-properties fo:font-size="10pt" style:font-size-asian="10pt" style:language-asian="pl" style:country-asian="PL" style:font-name-complex="TimesNewRomanPSMT" style:font-size-complex="10pt"/>
    </style:style>
    <style:style style:name="P6" style:family="paragraph" style:parent-style-name="Standard">
      <style:text-properties fo:font-size="10pt" style:font-size-asian="10pt" style:language-asian="pl" style:country-asian="PL" style:font-name-complex="TimesNewRomanPS-BoldMT" style:font-size-complex="10pt" style:font-weight-complex="bold"/>
    </style:style>
    <style:style style:name="P7" style:family="paragraph" style:parent-style-name="Standard">
      <style:text-properties fo:font-size="10pt" style:font-size-asian="10pt" style:language-asian="pl" style:country-asian="PL" style:font-size-complex="10pt" style:font-weight-complex="bold"/>
    </style:style>
    <style:style style:name="P8" style:family="paragraph" style:parent-style-name="Standard">
      <style:text-properties fo:font-size="10pt" style:font-size-asian="10pt" style:font-name-complex="Calibri" style:font-size-complex="10pt"/>
    </style:style>
    <style:style style:name="P9" style:family="paragraph" style:parent-style-name="Standard">
      <style:text-properties fo:font-size="10pt" fo:language="en" fo:country="US" style:font-size-asian="10pt" style:language-asian="en" style:country-asian="US" style:font-size-complex="10pt"/>
    </style:style>
    <style:style style:name="P10" style:family="paragraph" style:parent-style-name="Standard" style:list-style-name="WW8Num1"/>
    <style:style style:name="P11" style:family="paragraph" style:parent-style-name="Standard">
      <style:text-properties fo:color="#ff0000" fo:font-size="10pt" style:font-size-asian="10pt" style:language-asian="pl" style:country-asian="PL" style:font-name-complex="TimesNewRomanPS-BoldMT" style:font-size-complex="10pt" style:font-weight-complex="bold"/>
    </style:style>
    <style:style style:name="P12" style:family="paragraph" style:parent-style-name="Standard">
      <style:text-properties fo:color="#ff0000" fo:font-size="10pt" style:font-size-asian="10pt" style:language-asian="pl" style:country-asian="PL" style:font-size-complex="10pt" style:font-weight-complex="bold"/>
    </style:style>
    <style:style style:name="P13" style:family="paragraph" style:parent-style-name="Standard">
      <style:text-properties fo:font-size="18pt" style:font-size-asian="18pt" style:language-asian="pl" style:country-asian="PL" style:font-name-complex="TimesNewRomanPS-BoldMT" style:font-size-complex="18pt" style:font-weight-complex="bold"/>
    </style:style>
    <style:style style:name="P14" style:family="paragraph" style:parent-style-name="Standard">
      <style:paragraph-properties fo:margin-top="0in" fo:margin-bottom="0.1665in" style:contextual-spacing="false"/>
    </style:style>
    <style:style style:name="P15" style:family="paragraph" style:parent-style-name="Standard">
      <style:paragraph-properties fo:margin-top="0in" fo:margin-bottom="0.1665in" style:contextual-spacing="false" fo:line-height="100%"/>
    </style:style>
    <style:style style:name="P16" style:family="paragraph" style:parent-style-name="Standard">
      <style:paragraph-properties fo:margin-top="0in" fo:margin-bottom="0.1665in" style:contextual-spacing="false" fo:line-height="100%"/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style:contextual-spacing="false" fo:line-height="100%" style:text-autospace="none"/>
    </style:style>
    <style:style style:name="P18" style:family="paragraph" style:parent-style-name="Standard">
      <style:paragraph-properties fo:margin-top="0in" fo:margin-bottom="0in" style:contextual-spacing="false" fo:line-height="100%" style:text-autospace="none"/>
      <style:text-properties fo:font-size="10pt" style:font-size-asian="10pt" style:language-asian="pl" style:country-asian="PL" style:font-name-complex="Times-Roman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 style:text-autospace="none"/>
      <style:text-properties fo:font-size="10pt" style:font-size-asian="10pt" style:language-asian="pl" style:country-asian="PL" style:font-name-complex="TimesNewRomanPSMT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 style:text-autospace="none"/>
      <style:text-properties fo:font-size="10pt" style:font-size-asian="10pt" style:language-asian="pl" style:country-asian="PL" style:font-size-complex="10pt"/>
    </style:style>
    <style:style style:name="P21" style:family="paragraph" style:parent-style-name="Standard">
      <style:paragraph-properties fo:margin-top="0in" fo:margin-bottom="0in" style:contextual-spacing="false" fo:line-height="100%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.9835in" fo:margin-right="0in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.4917in" fo:margin-right="0in" fo:text-indent="0.4917in" style:auto-text-indent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.4917in" style:auto-text-indent="false" style:text-autospace="none"/>
    </style:style>
    <style:style style:name="P25" style:family="paragraph" style:parent-style-name="Standard">
      <style:paragraph-properties fo:margin-left="0in" fo:margin-right="0in" fo:text-indent="0.4917in" style:auto-text-indent="false"/>
    </style:style>
    <style:style style:name="P26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P27" style:family="paragraph"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fo:font-size="10pt" style:font-size-asian="10pt" style:font-size-complex="10pt" style:font-style-complex="italic"/>
    </style:style>
    <style:style style:name="T4" style:family="text">
      <style:text-properties fo:font-size="10pt" style:font-size-asian="10pt" style:font-name-complex="Calibri" style:font-size-complex="10pt"/>
    </style:style>
    <style:style style:name="T5" style:family="text">
      <style:text-properties fo:font-size="10pt" style:font-size-asian="10pt" style:language-asian="pl" style:country-asian="PL" style:font-size-complex="10pt"/>
    </style:style>
    <style:style style:name="T6" style:family="text">
      <style:text-properties fo:font-size="10pt" style:font-size-asian="10pt" style:language-asian="pl" style:country-asian="PL" style:font-name-complex="Times-Roman" style:font-size-complex="10pt"/>
    </style:style>
    <style:style style:name="T7" style:family="text">
      <style:text-properties fo:font-size="10pt" style:font-size-asian="10pt" style:language-asian="pl" style:country-asian="PL" style:font-name-complex="TTE1AD4438t00" style:font-size-complex="10pt"/>
    </style:style>
    <style:style style:name="T8" style:family="text">
      <style:text-properties fo:font-size="10pt" style:font-size-asian="10pt" style:language-asian="pl" style:country-asian="PL" style:font-name-complex="TimesNewRomanPSMT" style:font-size-complex="10pt"/>
    </style:style>
    <style:style style:name="T9" style:family="text">
      <style:text-properties fo:font-size="10pt" style:font-size-asian="10pt" style:language-asian="pl" style:country-asian="PL" style:font-name-complex="Arial" style:font-size-complex="10pt"/>
    </style:style>
    <style:style style:name="T10" style:family="text">
      <style:text-properties fo:font-size="10pt" style:font-size-asian="10pt" style:language-asian="pl" style:country-asian="PL" style:font-name-complex="Calibri" style:font-size-complex="10pt"/>
    </style:style>
    <style:style style:name="T11" style:family="text">
      <style:text-properties fo:font-size="10pt" style:font-size-asian="10pt" style:language-asian="pl" style:country-asian="PL" style:font-name-complex="Calibri" style:font-size-complex="10pt" style:font-weight-complex="bold"/>
    </style:style>
    <style:style style:name="T12" style:family="text">
      <style:text-properties fo:font-size="10pt" style:font-size-asian="10pt" style:language-asian="pl" style:country-asian="PL" style:font-name-complex="TimesNewRomanPS-BoldMT" style:font-size-complex="10pt" style:font-weight-complex="bold"/>
    </style:style>
    <style:style style:name="T13" style:family="text">
      <style:text-properties fo:font-size="10pt" style:font-name-asian="Times New Roman1" style:font-size-asian="10pt" style:font-name-complex="Arial" style:font-size-complex="10pt" style:font-weight-complex="bold"/>
    </style:style>
    <style:style style:name="T14" style:family="text">
      <style:text-properties fo:font-size="10pt" style:font-name-asian="Times New Roman1" style:font-size-asian="10pt" style:language-asian="pl" style:country-asian="PL" style:font-name-complex="Arial" style:font-size-complex="10pt"/>
    </style:style>
    <style:style style:name="T15" style:family="text">
      <style:text-properties fo:font-size="10pt" style:font-name-asian="Times New Roman1" style:font-size-asian="10pt" style:language-asian="pl" style:country-asian="PL" style:font-name-complex="Arial" style:font-size-complex="10pt" style:font-weight-complex="bold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0pt" fo:font-style="italic" style:font-size-asian="10pt" style:language-asian="pl" style:country-asian="PL" style:font-style-asian="italic" style:font-name-complex="Times-Italic" style:font-size-complex="10pt" style:font-style-complex="italic"/>
    </style:style>
    <style:style style:name="T18" style:family="text">
      <style:text-properties fo:font-size="10pt" fo:font-style="italic" style:font-size-asian="10pt" style:language-asian="pl" style:country-asian="PL" style:font-style-asian="italic" style:font-name-complex="TimesNewRomanPS-ItalicMT" style:font-size-complex="10pt" style:font-style-complex="italic"/>
    </style:style>
    <style:style style:name="T19" style:family="text">
      <style:text-properties fo:font-size="10pt" fo:font-style="italic" style:font-size-asian="10pt" style:language-asian="pl" style:country-asian="PL" style:font-style-asian="italic" style:font-name-complex="Arial" style:font-size-complex="10pt" style:font-style-complex="italic"/>
    </style:style>
    <style:style style:name="T20" style:family="text">
      <style:text-properties fo:font-size="10pt" fo:font-style="italic" style:font-size-asian="10pt" style:language-asian="pl" style:country-asian="PL" style:font-style-asian="italic" style:font-name-complex="TimesNewRomanPS-BoldMT" style:font-size-complex="10pt" style:font-weight-complex="bold"/>
    </style:style>
    <style:style style:name="T21" style:family="text">
      <style:text-properties fo:font-size="10pt" fo:font-weight="bold" style:font-name-asian="Times New Roman1" style:font-size-asian="10pt" style:language-asian="pl" style:country-asian="PL" style:font-weight-asian="bold" style:font-name-complex="Arial" style:font-size-complex="10pt" style:font-weight-complex="bold"/>
    </style:style>
    <style:style style:name="T2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3" style:family="text">
      <style:text-properties fo:font-size="10pt" style:text-underline-style="solid" style:text-underline-width="auto" style:text-underline-color="font-color" style:font-name-asian="Times New Roman1" style:font-size-asian="10pt" style:language-asian="pl" style:country-asian="PL" style:font-name-complex="Arial" style:font-size-complex="10pt" style:font-weight-complex="bold"/>
    </style:style>
    <style:style style:name="T24" style:family="text">
      <style:text-properties fo:font-size="10pt" style:font-name-asian="Calibri" style:font-size-asian="10pt" style:language-asian="pl" style:country-asian="PL" style:font-name-complex="Calibri" style:font-size-complex="10pt" style:font-weight-complex="bold"/>
    </style:style>
    <style:style style:name="T25" style:family="text">
      <style:text-properties fo:font-size="10pt" style:font-name-asian="SymbolMT" style:font-size-asian="10pt" style:language-asian="pl" style:country-asian="PL" style:font-name-complex="SymbolMT" style:font-size-complex="10pt"/>
    </style:style>
    <style:style style:name="T26" style:family="text">
      <style:text-properties fo:font-size="10pt" style:font-name-asian="SymbolMT" style:font-size-asian="10pt" style:language-asian="pl" style:country-asian="PL" style:font-name-complex="Cambria Math" style:font-size-complex="10pt"/>
    </style:style>
    <style:style style:name="T27" style:family="text">
      <style:text-properties fo:font-size="10pt" fo:language="en" fo:country="US" style:font-size-asian="10pt" style:font-size-complex="10pt"/>
    </style:style>
    <style:style style:name="T28" style:family="text">
      <style:text-properties fo:font-size="10pt" fo:language="en" fo:country="US" style:font-size-asian="10pt" style:font-name-complex="Calibri" style:font-size-complex="10pt"/>
    </style:style>
    <style:style style:name="T29" style:family="text">
      <style:text-properties fo:font-size="10pt" style:font-name-asian="TimesNewRoman" style:font-size-asian="10pt" style:font-name-complex="TimesNewRoman" style:font-size-complex="10pt"/>
    </style:style>
    <style:style style:name="T30" style:family="text">
      <style:text-properties fo:font-size="10pt" style:font-name-asian="TimesNewRoman" style:font-size-asian="10pt" style:language-asian="pl" style:country-asian="PL" style:font-name-complex="TimesNewRoman" style:font-size-complex="10pt"/>
    </style:style>
    <style:style style:name="T31" style:family="text">
      <style:text-properties style:font-name-complex="Arial"/>
    </style:style>
    <style:style style:name="T32" style:family="text">
      <style:text-properties style:font-name="Symbol" fo:font-size="10pt" style:font-size-asian="10pt" style:language-asian="pl" style:country-asian="PL" style:font-size-complex="10pt" style:font-weight-complex="bold"/>
    </style:style>
    <style:style style:name="T33" style:family="text">
      <style:text-properties style:font-name-complex="Calibri"/>
    </style:style>
    <style:style style:name="T34" style:family="text">
      <style:text-properties style:font-name-complex="Times-Roman"/>
    </style:style>
    <style:style style:name="T35" style:family="text">
      <style:text-properties style:font-name="Times-Roman" style:language-asian="pl" style:country-asian="PL" style:font-name-complex="Times-Roman"/>
    </style:style>
    <style:style style:name="T36" style:family="text">
      <style:text-properties style:font-name="Times-Roman" fo:language="en" fo:country="US" style:language-asian="pl" style:country-asian="PL" style:font-name-complex="Times-Roman"/>
    </style:style>
    <style:style style:name="T37" style:family="text">
      <style:text-properties fo:color="#00b050" fo:font-size="10pt" style:font-size-asian="10pt" style:language-asian="pl" style:country-asian="PL" style:font-name-complex="Times-Roman" style:font-size-complex="10pt"/>
    </style:style>
    <style:style style:name="T38" style:family="text">
      <style:text-properties fo:color="#00b050" fo:font-size="10pt" style:font-size-asian="10pt" style:language-asian="pl" style:country-asian="PL" style:font-name-complex="TTE1AD4438t00" style:font-size-complex="10pt"/>
    </style:style>
    <style:style style:name="T39" style:family="text">
      <style:text-properties fo:color="#00b050" fo:font-size="10pt" fo:language="en" fo:country="US" style:font-size-asian="10pt" style:language-asian="pl" style:country-asian="PL" style:font-name-complex="Times-Roman" style:font-size-complex="10pt"/>
    </style:style>
    <style:style style:name="T40" style:family="text">
      <style:text-properties fo:color="#00b050" fo:font-size="10pt" fo:language="en" fo:country="US" style:font-size-asian="10pt" style:language-asian="pl" style:country-asian="PL" style:font-name-complex="Calibri" style:font-size-complex="10pt"/>
    </style:style>
    <style:style style:name="T41" style:family="text">
      <style:text-properties style:text-position="sub 58%" fo:font-size="10pt" style:font-size-asian="10pt" style:font-size-complex="10pt"/>
    </style:style>
    <style:style style:name="T42" style:family="text">
      <style:text-properties style:text-position="super 58%"/>
    </style:style>
    <style:style style:name="T43" style:family="text">
      <style:text-properties style:text-position="super 58%" fo:font-size="10pt" style:font-size-asian="10pt" style:font-size-complex="10pt"/>
    </style:style>
    <style:style style:name="T44" style:family="text">
      <style:text-properties style:font-name-complex="TimesNewRomanPS-BoldMT"/>
    </style:style>
    <style:style style:name="T45" style:family="text">
      <style:text-properties style:font-name="Times New Roman1" fo:font-weight="bold" style:font-weight-asian="bold" style:font-name-complex="Times New Roman1" style:font-weight-complex="bold"/>
    </style:style>
    <style:style style:name="T46" style:family="text">
      <style:text-properties style:font-name="Times New Roman1" style:font-name-complex="Times New Roman1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fo:color="#000000" fo:font-size="8pt" style:font-size-asian="8pt" style:language-asian="en" style:country-asian="US" style:font-size-complex="8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draw:ole-draw-aspect="1" draw:visible-area-width="3.472in" draw:visible-area-height="1.8748in"/>
    </style:style>
    <style:style style:name="fr4" style:family="graphic" style:parent-style-name="OL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draw:ole-draw-aspect="1" draw:visible-area-width="3.3748in" draw:visible-area-height="0.6803in"/>
    </style:style>
    <style:style style:name="fr5" style:family="graphic" style:parent-style-name="OL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draw:ole-draw-aspect="1" draw:visible-area-width="3.6248in" draw:visible-area-height="1.2913in"/>
    </style:style>
    <style:style style:name="gr1" style:family="graphic">
      <style:graphic-properties draw:stroke="solid" svg:stroke-width="0.0102in" svg:stroke-color="#000000" draw:marker-end="msArrowEnd_20_5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VaR</text:p>
      <text:p text:style-name="P15"><text:span text:style-name="T14">Zarządzanie portfelem to proces ustawicznej analizy sytuacji na rynku i zachowania się cen aktywów, proces optymalizacji <text:s/>składu posiadanego portfela tak by zysk z niego był wysoki oraz szukanie sposobów by ewentualna strata <text:s/>wartości <text:s/>portfela była możliwie najmniej bolesna. Ograniczanie strat, to podstawowe oczekiwanie zarządzania ryzykiem a źródłem tego ryzyka jest zmienność cen aktywów. Generalnie, optymalizacja w procesie <text:s/>zarządzania portfelem sprowadza się do maksymalizacji dochodu przy niezmiennym ryzyku albo do zmniejszania ryzyka przy ustalonym dochodzie.</text:span></text:p>
      <text:p text:style-name="P1">Coraz większe skomplikowanie instrumentów finansowych i transakcji wymagało stworzenia w miarę prostego, ale jednocześnie elastycznego narzędzia kontroli ekspozycji na ryzyko. <text:s/></text:p>
      <text:p text:style-name="P15"><text:span text:style-name="T1">Przykładowo w koncepcji CAPM takim parametrem charakteryzującym poziom ryzyka akcji jest współczynnik beta. </text:span><text:span text:style-name="T16">VaR </text:span><text:span text:style-name="T1">jako metoda (a także wskaźnik podejmowanego ryzyka), powstała w związku z koniecznością wyceny ryzyka instrumentów, portfeli instrumentów, które to stają się coraz bardziej wyrafinowane i skomplikowane gdyż nowe instrumenty pojawiające się na rynku są coraz bardziej wyrafinowane. Wartość </text:span><text:span text:style-name="T16">VaR </text:span><text:span text:style-name="T1">wyraża stopień ekspozycji podmiotu na ryzyko w zakresie posiadania określonego portfela aktywów. Zadaniem </text:span><text:span text:style-name="T16">VaRu </text:span><text:span text:style-name="T1">jest określenie pewnej wartości potencjalnej straty (przy założonym poziomie prawdopodobieństwa, przedziale czasowym, normalnych warunkach rynkowych i przy wycenie aktywów po cenach ostatnich zawartych rynkowo transakcji czyli </text:span><text:span text:style-name="T16">Mark-to-Market</text:span><text:span text:style-name="T1">). <text:s/></text:span><text:span text:style-name="T16">VaR </text:span><text:span text:style-name="T1">informuje, na jaki poziom strat narażona jest pula aktywów, przy określonych warunkach pomiaru.</text:span></text:p>
      <text:p text:style-name="P14"><text:span text:style-name="T14">VaR (</text:span><text:span text:style-name="T21">wartość narażona na ryzyko, wartość zagrożona</text:span><text:span text:style-name="T14">) <text:s/>jest to kwota, jaką można stracić w wyniku inwestycji w portfel w określonym horyzoncie czasowym i przy założonym poziomie ufności. VaR jest statystyczną miarą ryzyka, która szacuje stratę na portfelu, jaka może wystąpić przy założonym poziomie ufności. VAR zawsze określa prawdopodobieństwo, zgodnie z którym straty (dotkliwość ryzyka) przy zadanym prawdopodobieństwie (przedział ufności) statystycznie nie powinny być <text:s/>większe od wyliczone kwoty. </text:span></text:p>
      <text:p text:style-name="P14"><text:span text:style-name="T14">Definiując VaR uznajemy, że </text:span><text:span text:style-name="T13">VaR jest poziomem straty, </text:span><text:span text:style-name="T23">który może zostać przekroczony</text:span><text:span text:style-name="T15"> z prawdopodobieństwem równym </text:span><text:span text:style-name="T32">a</text:span><text:span text:style-name="T15">.</text:span></text:p>
      <text:p text:style-name="P14"><text:span text:style-name="T15">Nie należy interpretować wyliczonej wartości VaRu jako stwierdzenie, że „VaR jest maksymalną stratą” nawet jeśli <text:s/>autorzy dodają do tego wyrażenia <text:s/>uwagę, że <text:s/>mamy do czynienia ze statystyką, np. „przy ustalonym poziomie istotności (ufności)”. <text:s/>Bywają sytuacje, ze straty mogą być dużo wyższe ( tutaj jako footnote: VaR jest konstrukcja oparta o statystykę rynków czyli zdarzeń statystycznie najczęściej występujących czyli </text:span><text:span text:style-name="T1">mimo, że w 99 % sytuacji jest wspaniałym wynalazkiem, to niestety kiedy mamy do czynienie z ekstremalną sytuacją, </text:span><text:span text:style-name="T16">VaR </text:span><text:span text:style-name="T1">jest mało użyteczny</text:span><text:span text:style-name="T15">.</text:span><text:span text:style-name="T1"> Stratę bowiem liczy się, jako utratę wartości liczoną według zasady </text:span><text:span text:style-name="T16">Mark-to-Market</text:span><text:span text:style-name="T1">. Znaczy to, że realna strata w przypadku katastrofy rynkowej jest z reguły dużo wyższa. Powodem tego jest: płynność (a raczej jej brak w sytuacji kryzysowej) i bezwzględność konkurencji. Innymi słowy; strata, realizowana przy zamykaniu pozycji, w wyniku braku płynności na rynku, może być dużo wyższa. Ponadto, <text:s/>konkurencja może straty pogłębić, jeszcze bardziej zwiększając podaż.)</text:span></text:p>
      <text:p text:style-name="P14"><text:span text:style-name="T4"><text:s/></text:span><text:span text:style-name="T24"><text:s/></text:span><text:span text:style-name="T15">Innymi słowy VaR to wartość strat , która może być przekroczona z prawdopodobieństwem α lub to wielkość straty, która może nie być przekroczona z prawdopodobieństwem równym ( 1- α) w kolejnym dniu.</text:span></text:p>
      <text:p text:style-name="P14"><text:span text:style-name="T15">VaR jest bardzo wygodną i praktyczna miara ryzyka. Prostota jej to przede wszystkim to, że jest to <text:s/>konkretna liczba. To daje prosta możliwość porównania i pewność w </text:span><text:soft-page-break/><text:span text:style-name="T15">interpretacji odnośnie do porównywania zasad zarządzania finansowego. Jest to metoda</text:span><text:span text:style-name="T1">, która podaje ogólny poziom ryzyka, niezależnie od rodzaju aktywów w powszechnie zrozumiałych jednostkach jakimi są pieniądze (wartość rynkowa).</text:span></text:p>
      <text:p text:style-name="P15"><text:span text:style-name="T1">Konsekwencja zasady funkcjonowania </text:span><text:span text:style-name="T16">VaR </text:span><text:span text:style-name="T1">jest prosta: Jeżeli dany portfel aktywów przynosi większe zyski, przy mniejszym poziomie ryzyka </text:span><text:span text:style-name="T16">VaR</text:span><text:span text:style-name="T1">, to należało zwiększyć jego wielkość. Jeżeli dane aktywo przynosi większe zyski przy takim samym poziomie </text:span><text:span text:style-name="T16">VaR, </text:span><text:span text:style-name="T1">to należało zwiększyć zaangażowanie w to aktywo. Jeżeli zarządzający generował większe zyski przy tym samym poziomie </text:span><text:span text:style-name="T16">VaR</text:span><text:span text:style-name="T1">, to należy się mu się odpowiednio większa premia.</text:span></text:p>
      <text:p text:style-name="P15"><text:span text:style-name="T1">VaR – metody <text:s/>obliczania.</text:span></text:p>
      <text:p text:style-name="P16"/>
      <text:p text:style-name="P17"><text:span text:style-name="T6">Warto</text:span><text:span text:style-name="T7">ść </text:span><text:span text:style-name="T6">zagro</text:span><text:span text:style-name="T7">ż</text:span><text:span text:style-name="T6">ona (warto</text:span><text:span text:style-name="T7">ść </text:span><text:span text:style-name="T6">nara</text:span><text:span text:style-name="T7">ż</text:span><text:span text:style-name="T6">ona na ryzyko, </text:span><text:span text:style-name="T17">Value at Risk</text:span><text:span text:style-name="T6">, </text:span><text:span text:style-name="T17">VaR</text:span><text:span text:style-name="T6">)</text:span></text:p>
      <text:p text:style-name="P17"><text:span text:style-name="T6">w chwili </text:span><text:span text:style-name="T17">t </text:span><text:span text:style-name="T6">jest to taka strata warto</text:span><text:span text:style-name="T7">ś</text:span><text:span text:style-name="T6">ci rynkowej portfela, </text:span><text:span text:style-name="T7">ż</text:span><text:span text:style-name="T6">e prawdopodobie</text:span><text:span text:style-name="T7">ń</text:span><text:span text:style-name="T6">stwo osi</text:span><text:span text:style-name="T7">ą</text:span><text:span text:style-name="T6">gni</text:span><text:span text:style-name="T7">ę</text:span><text:span text:style-name="T6">cia jej lub przekroczenia w rozpatrywanym okresie (</text:span><text:span text:style-name="T17">t,</text:span><text:span text:style-name="T6">) równe jest zadanemu poziomowi tolerancji α.</text:span></text:p>
      <text:p text:style-name="P18"/>
      <text:p text:style-name="P17"><text:span text:style-name="T36">(</text:span><text:span text:style-name="T39">Literatura ; Jorion P., Value at Risk, <text:s/>2nd edition, McGraw-Hill, 2001,</text:span></text:p>
      <text:p text:style-name="P17"><text:span text:style-name="T40"><text:s/></text:span><text:span text:style-name="T37">Krzysztof Piontek, Akademia Ekonomiczna</text:span></text:p>
      <text:p text:style-name="P17"><text:span text:style-name="T37">im. Oskara Langego we Wrocławiu Katedra Inwestycji Finansowych i Ubezpiecze</text:span><text:span text:style-name="T38">ń -</text:span><text:span text:style-name="T7"> </text:span><text:a xlink:type="simple" xlink:href="http://www.kpiontek.ue.wroc.pl/testyVaR.pdf"><text:span text:style-name="Internet_20_link"><text:span text:style-name="T7">http://www.kpiontek.ue.wroc.pl/testyVaR.pdf</text:span></text:span></text:a><text:span text:style-name="T6">).</text:span></text:p>
      <text:p text:style-name="P18"/>
      <text:p text:style-name="P15"><text:span text:style-name="T6">Powy</text:span><text:span text:style-name="T7">ż</text:span><text:span text:style-name="T6">sz</text:span><text:span text:style-name="T7">a </text:span><text:span text:style-name="T6">definicj</text:span><text:span text:style-name="T7">e </text:span><text:span text:style-name="T6">mo</text:span><text:span text:style-name="T7">ż</text:span><text:span text:style-name="T6">na zapisa</text:span><text:span text:style-name="T7">ć </text:span><text:span text:style-name="T6">w nast</text:span><text:span text:style-name="T7">ę</text:span><text:span text:style-name="T6">puj</text:span><text:span text:style-name="T7">ą</text:span><text:span text:style-name="T6">cy sposób</text:span><text:span text:style-name="T35">:</text:span></text:p>
      <text:p text:style-name="P15"><text:span text:style-name="T1">Prawdopodobieństwo tego że <text:s/>wartość portfela pod koniec <text:s/>okresu będzie <text:s/>nie mniejsza niż wartość portfela na początku okresu <text:s/>pomniejszona o VaR jest równa α.</text:span></text:p>
      <text:p text:style-name="P15"><text:span text:style-name="T4"><text:s/></text:span><text:span text:style-name="T1">Taka jest istota VaRu. Jednak wyliczenie tej wielkości to problem praktyczny który nie jest realizowany jednakowo. Stosuje się bowiem w praktyce wiele <text:s/>metod aby oszacować tą wartość. </text:span></text:p>
      <text:p text:style-name="P17"><text:span text:style-name="T8">Wartość zagrożona w odniesieniu do portfela na rynku kapitałowym czy instrumentu finansowego, jest to taka strata jego wartości rynkowej, że prawdopodobieństwo jej osiągnięcia lub przekroczenia w zadanym okresie równe jest przyjętemu poziomowi tolerancji </text:span><text:span text:style-name="T25">α</text:span><text:span text:style-name="T8">. Zazwyczaj przyjmuje się </text:span><text:span text:style-name="T25">α = </text:span><text:span text:style-name="T26">〈</text:span><text:span text:style-name="T8">0,01;0,05]</text:span><text:span text:style-name="T26">〉</text:span><text:span text:style-name="T8">, przy czym im jest on niższy, tym wyższa jest wartość VaR. Tak wiec przyjmuje się najczęściej praktycznie przyjmowane prawdopodobieństwo przekroczenia VaR wynosi 5% lub 1%. Oczywiście, zakładamy <text:s/>typowe warunki <text:s/>rynkowej zmienności cen, znane z historii. Jest to pierwsze z założeń jakie są przyjmowane. Można by dyskutować czy warunki z okresu lat 2003 - <text:s/>2005 można zastosować do sytuacji rynku w roku 2007, albo czy dane z okresu 1925_1928 będą reprezentatywne do tego co rynek pokazał pod koniec października 1929roku, <text:s/>czyli w początku Wielkiego Kryzysu.</text:span></text:p>
      <text:p text:style-name="P19"/>
      <text:p text:style-name="P19"/>
      <text:p text:style-name="P17"><text:span text:style-name="T8">Metody wariancji - <text:s/>kowariancji</text:span></text:p>
      <text:p text:style-name="P19"/>
      <text:p text:style-name="P17"><text:span text:style-name="T8">Bez względu na metodę, </text:span><text:span text:style-name="T18">Value at Risk </text:span><text:span text:style-name="T8">– miarę straty można wyrazić jako wartość absolutną lub jako jej procentową wielkość w stosunku do wartości bazowej, bądź w odniesieniu do wartości średniej portfela.</text:span></text:p>
      <text:p text:style-name="P19"/>
      <text:p text:style-name="P19"/>
      <text:p text:style-name="P15"><text:span text:style-name="T4"><text:s/></text:span><text:span text:style-name="T1">Omawianie tych metod <text:s/>zacznijmy od <text:s/>przykładu portfela składającego się z pojedynczego aktywa. <text:s/>Wartość <text:s/>rynkowa aktywa zmienia się <text:s/>rynkowo w czasie. <text:s/>Jest ona większa lub mniejsza . Trend <text:s/>jest raczej trudny do przewidzenia . Często zakładamy ,ze ruch cen to ruch Browna. <text:s text:c="2"/>Duże zmiany wartości są <text:s/>rzadsze niż <text:s/>mniejsze.</text:span></text:p>
      <text:p text:style-name="P15"><text:soft-page-break/><text:span text:style-name="T1">Obserwując zmiany cen w dłuższym okresie możemy zauważyć, że duże zmiany są mało prawdopodobne a ekstremalnie duże, <text:s/>wręcz niemożliwe. </text:span><text:span text:style-name="T22">Decydując jak bardzo mało prawdopodobne</text:span><text:span text:style-name="T1"> są to zmiany decydujemy jakie skoki są praktycznie niemożliwe czyli </text:span><text:span text:style-name="T22">jakie straty portfela są <text:s/>bardzo mało prawdopodobne</text:span><text:span text:style-name="T1"> ( lub nawet <text:s/>niemożliwe). Wybrany poziom prawdopodobieństwa to poziom tolerancji . Mówimy tutaj o ufności a właściwie poziomie ufności. </text:span></text:p>
      <text:p text:style-name="Standard"><text:span text:style-name="T1">Jeśli poziom tolerancji czyli prawdopodobieństwo przekroczenia to α , to poziom ufności c jest równy ( 1-α).</text:span></text:p>
      <text:p text:style-name="Standard"><text:span text:style-name="T1">Wartość VaR dla portfela składającego się z jednego aktywa jest funkcją: </text:span></text:p>
      <text:list xml:id="list3381230614883676960" text:style-name="WW8Num1">
        <text:list-item>
          <text:p text:style-name="P3">wartości ( mierzonej w pieniądzu) portfela</text:p>
        </text:list-item>
        <text:list-item>
          <text:p text:style-name="P3">Zmienności ceny aktywa, mierzonej jako odchylenie standardowe</text:p>
        </text:list-item>
        <text:list-item>
          <text:p text:style-name="P10"><text:span text:style-name="T1">Poziomu tolerancji</text:span></text:p>
        </text:list-item>
        <text:list-item>
          <text:p text:style-name="P3">Horyzontu czasowego.</text:p>
        </text:list-item>
      </text:list>
      <text:p text:style-name="Standard"><text:span text:style-name="T1">Jeśli <text:s/>staramy się określić VaR dla <text:s/>kolejnego, jednego dnia <text:s/>możemy przyjąć <text:s/>założenie, ze średnia zmian dla jednego dnia wynosi zero.</text:span></text:p>
      <text:p text:style-name="Standard"><text:span text:style-name="T4"><text:s/></text:span><text:span text:style-name="T1">Dla <text:s/>portfela jednego aktywa i jednego dnia zmian VaR <text:s/>wynosi: </text:span></text:p>
      <text:p text:style-name="P22"><text:span text:style-name="T33"><text:s/></text:span>W x σ x k</text:p>
      <text:p text:style-name="P2">Gdzie <text:s/></text:p>
      <text:p text:style-name="P2"><text:span text:style-name="T33"><text:s/></text:span><text:tab/>W - <text:s/>wartość portfela w dniu poprzednim( w okresie poprzednim)</text:p>
      <text:p text:style-name="P2"><text:tab/>σ – odchylenie <text:s/>standardowe ceny aktywa</text:p>
      <text:p text:style-name="P17"><text:span text:style-name="T28"><text:s/></text:span><text:span text:style-name="T27"><text:tab/></text:span><text:span text:style-name="T1"> k – liczba odchyleń standardowych poniżej średniej </text:span><text:span text:style-name="T9">odpowiadające <text:s/>(1-α) </text:span><text:span text:style-name="T19">kwantylowi </text:span><text:span text:style-name="T9">wystandaryzowanego rozkładu normalnego.</text:span></text:p>
      <text:p text:style-name="P17"><text:span text:style-name="T10"><text:s/></text:span><text:span text:style-name="T9">Dla poziomu ufności 95% , c = 0,95 <text:s/>czyli <text:s/>(1-c) jest piątym kwantylem ( czyli 5%) standardowego rozkładu normalnego.</text:span></text:p>
      <text:p text:style-name="Standard"><text:span text:style-name="T1">Odpowiadająca temu wartość k = 1,645, a </text:span><text:span text:style-name="T8">gdy 1 – </text:span><text:span text:style-name="T25">α </text:span><text:span text:style-name="T8">= 0,99, to </text:span><text:span text:style-name="T18">c </text:span><text:span text:style-name="T8">= 2,33.</text:span></text:p>
      <text:p text:style-name="P5"/>
      <text:p text:style-name="P5"/>
      <text:p text:style-name="P4"><draw:frame draw:style-name="fr1" draw:name="Frame1" text:anchor-type="char" svg:x="4.1791in" svg:y="0.3555in" svg:width="0.5618in" svg:height="0.378in" draw:z-index="7"><draw:text-box><text:p text:style-name="Standard">95%</text:p></draw:text-box></draw:frame><draw:connector text:anchor-type="char" draw:z-index="6" draw:style-name="gr1" draw:text-style-name="P27" draw:type="line" svg:x1="4.3283in" svg:y1="0.5689in" svg:x2="2.6882in" svg:y2="1.5217in" svg:d="m10994 1445-4166 2420" svg:viewBox="0 0 4168 2422"><text:p/></draw:connector><draw:frame draw:style-name="fr2" draw:name="graphics1" text:anchor-type="as-char" svg:width="3.8071in" svg:height="2.1701in" draw:z-index="0"><draw:image xlink:href="Pictures/2000000900006182000046A7DF6AA236.wmf" xlink:type="simple" xlink:show="embed" xlink:actuate="onLoad"/></draw:frame></text:p>
      <text:p text:style-name="Standard"><text:soft-page-break/><text:span text:style-name="T1">Wartość k dla dowolnego poziomu można odczytać z tablic albo skorzystać z <text:s/>funkcji w arkuszu Excel NORMSINV.</text:span></text:p>
      <text:p text:style-name="P2">Przykładowo:</text:p>
      <text:p text:style-name="Standard"><text:span text:style-name="T4"><text:s/></text:span><text:span text:style-name="T1">Mamy portfel o wartości 100 000 jednostek pieniężnych składający się <text:s/>z akcji spółki „ Reflex. SA.” Załóżmy, że odchylenie standardowe dziennego zwrotu na tych akcjach wynosi 0,0251 ( 2,51%) </text:span><text:span text:style-name="T22">dziennie</text:span><text:span text:style-name="T1">. Chcąc wiedzieć z pewnością 95% jaki jest VaR naszego portfela <text:s/>prowadzimy wyliczenia następująco: </text:span></text:p>
      <text:p text:style-name="P22"><text:tab/><text:tab/><text:tab/><text:tab/>W x σ x k</text:p>
      <text:p text:style-name="P2">Czyli:</text:p>
      <text:p text:style-name="P23"><text:span text:style-name="T33"><text:s text:c="2"/></text:span>100 00 x 0,0251 x 1,645 = 4 128, 95</text:p>
      <text:p text:style-name="Standard"><text:span text:style-name="T1">Znaczy to , że posiadając taki portfel </text:span><text:span text:style-name="T22">w ciągu <text:s/>następnego dnia</text:span><text:span text:style-name="T1"> <text:s/>istnieje <text:s/>5% szans na to , że <text:s/>straty portfela mogą wynieś <text:s/>4 129 jednostek pieniężnych lub więcej. Czyli wartość portfela może spaść poniżej 95 871 jednostek pieniężnych.</text:span></text:p>
      <text:p text:style-name="P2"><text:span text:style-name="T33"><text:s text:c="2"/></text:span>Poszerzenie na <text:s/>więcej niż jeden okres czasowy.</text:p>
      <text:p text:style-name="P2">Aby wycenić wartość VaR <text:s/>w czasie więcej niż jeden dzień ( okres czasowy) , korzysta się z zależności <text:s/>odchylenia standardowego od czasu.</text:p>
      <text:p text:style-name="P2"><text:span text:style-name="T33"><text:s/></text:span>Odchylenie <text:s/>standardowe po t okresach ( np. dniach) <text:s/>jest równe odchyleniu <text:s/>standardowemu dziennemu ( jednego okresu) <text:s/>razy pierwiastek <text:s/>z ilości okresów.</text:p>
      <text:p text:style-name="Standard"><text:span text:style-name="T1"><text:tab/>σ</text:span><text:span text:style-name="T41">t</text:span><text:span text:style-name="T1"> = t</text:span><text:span text:style-name="T43">1/2</text:span><text:span text:style-name="T1">σ</text:span><text:span text:style-name="T41">1</text:span></text:p>
      <text:p text:style-name="P2">gdzie</text:p>
      <text:p text:style-name="P2"><text:span text:style-name="T33"><text:s/></text:span><text:tab/>t- oznacza ilość okresów( dni) <text:s/></text:p>
      <text:p text:style-name="Standard"><text:span text:style-name="T1"><text:tab/>σ</text:span><text:span text:style-name="T41">1</text:span><text:span text:style-name="T1"> – oznacza odchylenie standardowe dzienne ( jednego okresu)</text:span></text:p>
      <text:p text:style-name="Standard"><text:span text:style-name="T1"><text:tab/>σ</text:span><text:span text:style-name="T41">t <text:s/>– <text:s/></text:span><text:span text:style-name="T1">oznacza odchylenie standardowe po <text:s/>t okresach (</text:span><text:span text:style-name="T41"> </text:span><text:span text:style-name="T1">dniach).</text:span></text:p>
      <text:p text:style-name="P2"/>
      <text:p text:style-name="Standard"><text:span text:style-name="T4"><text:s/></text:span><text:span text:style-name="T1">Czyli jeśli chcemy znać VaR naszego portfela w ciągu miesiąca na poziomie 95% pewności ( przyjmuje się średnio jako 22 dni robocze) wyliczamy:</text:span></text:p>
      <text:p text:style-name="Standard"><text:span text:style-name="T4"><text:s/></text:span><text:span text:style-name="T1">VaR = 100 00 x 0,0251 x 1,645 X 22</text:span><text:span text:style-name="T43">1/2 </text:span><text:span text:style-name="T1">= 19 366,5 jednostek pieniężnych.</text:span></text:p>
      <text:p text:style-name="Standard"><text:span text:style-name="T1">Co jeśli w naszym portfelu znajduje się więcej niż jedno aktywo? W takim przypadku wyliczając VaR musimy uwzględnić <text:s/>teorie portfela, której <text:s/>autorem jest Markowitz. Z tej teorii wiadomo, ze ryzyko portfela zmniejsza jego dywersyfikacja. Ponadto należy uwzględnić istnienie ( lub jego brak) <text:s/>korelacji miedzy zachowaniem się <text:s/>aktywów.</text:span></text:p>
      <text:p text:style-name="P2">Aby wyliczyć wartość VaR takiego portfela należy dodatkowo określić:</text:p>
      <text:list xml:id="list621683478" text:continue-numbering="true" text:style-name="WW8Num1">
        <text:list-item>
          <text:p text:style-name="P3">Wagę aktywa w portfelu ( jego udział w wartości portfela) , udział jest bowiem ważony kapitałem.</text:p>
        </text:list-item>
        <text:list-item>
          <text:p text:style-name="P3">Odchylenie standardowe stopy zwrotu każdego z aktywów <text:s/>portfela.</text:p>
        </text:list-item>
        <text:list-item>
          <text:p text:style-name="P3"><text:soft-page-break/>Korelacje miedzy stopami zwrotu każdego aktywa portfela.</text:p>
        </text:list-item>
      </text:list>
      <text:p text:style-name="Standard"><text:span text:style-name="T1">Należy jeszcze uogólnić sytuacje (poprzednio założyliśmy, że <text:s/>średnia wartość rozkładu wynosi <text:s/>zero). W ogólnym przypadku kwanty jest równy:</text:span></text:p>
      <text:p text:style-name="Standard"><text:span text:style-name="T1"><text:tab/><text:tab/>R</text:span><text:span text:style-name="T41">α</text:span><text:span text:style-name="T1">= μ – kσ</text:span></text:p>
      <text:p text:style-name="P2">Czyli <text:s/>VaR jest równy:</text:p>
      <text:p text:style-name="Standard"><text:span text:style-name="T1"><text:tab/><text:tab/>VaR = ( μ – kσ) W<text:tab/><text:tab/><text:tab/><text:tab/><text:tab/>(XXX)</text:span></text:p>
      <text:p text:style-name="P2"><text:span text:style-name="T33"><text:s/></text:span>Gdzie </text:p>
      <text:p text:style-name="Standard"><text:span text:style-name="T1"><text:tab/><text:tab/>W – wartość portfela</text:span></text:p>
      <text:p text:style-name="P2"><text:tab/><text:tab/>μ – średnia wartość rozkładu</text:p>
      <text:p text:style-name="P2"><text:tab/><text:tab/>σ – odchylenie standardowe stopy zwrotu</text:p>
      <text:p text:style-name="P23">k – stała rozkładu</text:p>
      <text:p text:style-name="Standard"><text:span text:style-name="T4"><text:s/></text:span><text:span text:style-name="T1">Niech wielowymiarowy rozkład stóp zwrotów składników portfela (wymiarowość jest określona przez liczbę składników) jest wielowymiarowym </text:span><text:span text:style-name="T22">rozkładem normalnym</text:span><text:span text:style-name="T1"> o wektorze średnich μ i macierzy kowariancji danych Σ</text:span></text:p>
      <text:p text:style-name="Standard"><text:span text:style-name="T1"><text:tab/><text:tab/></text:span><text:span text:style-name="T1"><draw:frame draw:style-name="fr2" draw:name="graphics2" text:anchor-type="as-char" svg:width="2.8646in" svg:height="1.3752in" draw:z-index="1"><draw:image xlink:href="Pictures/20000009000029F700001425772F071E.wmf" xlink:type="simple" xlink:show="embed" xlink:actuate="onLoad"/></draw:frame></text:span></text:p>
      <text:p text:style-name="P2">gdzie n jest liczba składników portfela.</text:p>
      <text:p text:style-name="P2"><text:span text:style-name="T33"><text:s/></text:span>Wartości <text:s/>μ oraz σ możemy wyliczyć korzystając z </text:p>
      <text:p text:style-name="Standard"><text:span text:style-name="T1"><text:tab/><text:tab/><text:tab/> </text:span><text:span text:style-name="T1"><draw:frame draw:style-name="fr2" draw:name="graphics3" text:anchor-type="as-char" svg:width="1.3228in" svg:height="0.3543in" draw:z-index="2"><draw:image xlink:href="Pictures/2000000900001362000005314975B24C.wmf" xlink:type="simple" xlink:show="embed" xlink:actuate="onLoad"/></draw:frame></text:span></text:p>
      <text:p text:style-name="P2">Oraz </text:p>
      <text:p text:style-name="Standard"><text:span text:style-name="T1"><text:tab/><text:tab/><text:tab/><text:tab/></text:span><text:span text:style-name="T1"><draw:frame draw:style-name="fr2" draw:name="graphics4" text:anchor-type="as-char" svg:width="1.8228in" svg:height="0.3437in" draw:z-index="3"><draw:image xlink:href="Pictures/2000000900001AB50000050A86DC7150.wmf" xlink:type="simple" xlink:show="embed" xlink:actuate="onLoad"/></draw:frame></text:span></text:p>
      <text:p text:style-name="P2"><text:span text:style-name="T33"><text:s/></text:span>Gdzie</text:p>
      <text:p text:style-name="Standard"><text:span text:style-name="T1"><text:tab/><text:tab/>W</text:span><text:span text:style-name="T41">i</text:span><text:span text:style-name="T1"> <text:s/>- to udział (waga) <text:s/>i – tego składnika w portfelu</text:span></text:p>
      <text:p text:style-name="Standard"><text:span text:style-name="T4"><text:s/></text:span><text:span text:style-name="T1">Zaś <text:s/>μ oraz σ są określone przez powyższym wektorem μ i <text:s/>macierzą Σ.</text:span></text:p>
      <text:p text:style-name="P2"><text:span text:style-name="T33"><text:s/></text:span>Po <text:s/>podstawieniu ostatnich dwu wzorów do wzoru ( XXX) <text:s/>obliczyć można <text:s/>VaR.</text:p>
      <text:p text:style-name="P2">Powyższe <text:s/>podejście nosi nazwę metody wariancji – kowariancji.</text:p>
      <text:p text:style-name="Standard"><text:soft-page-break/><text:span text:style-name="T4"><text:s/></text:span><text:span text:style-name="T1">Przykładowo niech <text:s/>portfel o wartości początkowej 100 000 składa się z dwu <text:s/>składników <text:s/>jednego o wadze 60 % i odchylenie standardowym 1% i drugiego o odchyleniu <text:s/>2% współczynnik korelacji niech wynosi 0,4.</text:span></text:p>
      <text:p text:style-name="P2"><text:span text:style-name="T33"><text:s/></text:span>Dla takich danych :</text:p>
      <text:p text:style-name="Standard"><draw:frame draw:style-name="fr3" draw:name="Object 4" text:anchor-type="char" svg:x="0.9272in" svg:y="1.1618in" svg:width="3.472in" svg:height="1.8752in" draw:z-index="8"><draw:object-ole xlink:href="./Object 1" xlink:type="simple" xlink:show="embed" xlink:actuate="onLoad"/><draw:image xlink:href="./ObjectReplacements/Object 1" xlink:type="simple" xlink:show="embed" xlink:actuate="onLoad"/></draw:frame><text:span text:style-name="T1"><text:tab/><text:tab/></text:span><text:span text:style-name="T1"><draw:frame draw:style-name="fr2" draw:name="graphics5" text:anchor-type="as-char" svg:width="3.8272in" svg:height="0.552in" draw:z-index="4"><draw:image xlink:href="Pictures/2000000900005FAD00000DBDD9DE2FB7.wmf" xlink:type="simple" xlink:show="embed" xlink:actuate="onLoad"/></draw:frame></text:span></text:p>
      <text:p text:style-name="P8"><text:s/></text:p>
      <text:p text:style-name="P2"/>
      <text:p text:style-name="P2"/>
      <text:p text:style-name="P2"/>
      <text:p text:style-name="P9"><draw:frame draw:style-name="fr1" draw:name="Frame2" text:anchor-type="char" svg:x="1.6354in" svg:y="0.0071in" svg:width="0.4016in" svg:height="0.3547in" draw:z-index="9"><draw:text-box><text:p text:style-name="Standard">kσ</text:p></draw:text-box></draw:frame></text:p>
      <text:p text:style-name="P9"><draw:frame draw:style-name="fr1" draw:name="Frame3" text:anchor-type="char" svg:x="2.2516in" svg:y="0.1382in" svg:width="0.8417in" svg:height="0.2654in" draw:z-index="11"><draw:text-box><text:p text:style-name="P2">1000 000</text:p></draw:text-box></draw:frame><draw:frame draw:style-name="fr1" draw:name="Frame4" text:anchor-type="char" svg:x="1.6354in" svg:y="0.0661in" svg:width="0.5535in" svg:height="0.3374in" draw:z-index="10"><draw:text-box><text:p text:style-name="Standard">Wkσ</text:p></draw:text-box></draw:frame></text:p>
      <text:p text:style-name="P2"/>
      <text:p text:style-name="P2"/>
      <text:p text:style-name="P2"/>
      <text:p text:style-name="Standard"><text:span text:style-name="T1">VaR – „słabości”</text:span></text:p>
      <text:p text:style-name="Standard"><text:span text:style-name="T4"><text:s/></text:span><text:span text:style-name="T1">Widząc liniowy związek Var z <text:s/>odchyleniem standardowym i patrząc na wzory <text:s/>analizy portfelowej dostrzec można pewne „słabości „ VaR.</text:span></text:p>
      <text:p text:style-name="P2">Patrząc formalnie na ostatni wzór widać, ze:</text:p>
      <text:p text:style-name="P2"/>
      <text:p text:style-name="P9"><draw:frame draw:style-name="fr4" draw:name="Object 5" text:anchor-type="char" svg:x="1.5646in" svg:y="0.0756in" svg:width="3.3752in" svg:height="0.6807in" draw:z-index="12"><draw:object-ole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8"><text:s/></text:p>
      <text:p text:style-name="P2">Czyli </text:p>
      <text:p text:style-name="P2"><draw:frame draw:style-name="fr5" draw:name="Object 4" text:anchor-type="char" svg:x="0.9516in" svg:y="0.0909in" svg:width="3.6252in" svg:height="1.2917in" draw:z-index="13"><draw:object-ole xlink:href="./Object 3" xlink:type="simple" xlink:show="embed" xlink:actuate="onLoad"/><draw:image xlink:href="./ObjectReplacements/Object 3" xlink:type="simple" xlink:show="embed" xlink:actuate="onLoad"/></draw:frame><text:tab/><text:tab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text:span text:style-name="T1">W praktyce, co wynika po części z uregulowań prawnych, wartość zagrożona (</text:span><text:span text:style-name="T16">VaR</text:span><text:span text:style-name="T1">) jest jedną z szerzej stosowanych miar ryzyka. <text:s/>Ma jednak pewne wady, z których największą, z punktu widzenia stosowania </text:span><text:span text:style-name="T16">VaR </text:span><text:span text:style-name="T1">w analizie portfelowej, jest to, że </text:span><text:span text:style-name="T16">VaR </text:span><text:span text:style-name="T1">nie spełnia warunku addytywności. Oznacza to, iż </text:span><text:span text:style-name="T16">VaR </text:span><text:span text:style-name="T1">policzona dla zdywersyfikowanego portfela może być większa niż suma </text:span><text:span text:style-name="T16">VaR</text:span><text:span text:style-name="T1">-ów wyznaczonych dla instrumentów składowych. <text:s/>Tylko w przypadku współczynnika korelacji równego lub mniejszego od 0 <text:s/>warunek addytywności jest spełniony. Ale <text:s/>taka sytuacje <text:s text:c="2"/>zachowania <text:s text:c="2"/>σ już znamy z analizy <text:s/>portfela, a <text:s/>dokładnie <text:s/>dywersyfikacji <text:s text:c="2"/>wg. Markowitza.</text:span></text:p>
      <text:p text:style-name="Standard"><text:span text:style-name="T1">Należy ponownie zwrócić uwagę na jeszcze jedno przyjęte założenie. Założono, ze rozkłady zmiany cen są rozkładem normalnym, lub do niego zbliżony. <text:s/>W rzeczywistości rozkłady doświadczalne zmian cen aktywów finansowych często nie odpowiadają rozkładowi normalnemu. W praktyce, <text:s/>rzeczywiście ,większość zmian cen oscyluje wokół wartości oczekiwanej, ale występują jednak częściej (niż w rozkładzie normalnym) zmiany ekstremalne. Zmiany te charakteryzują występowanie tzw. „grubych ogonów” rozkładu, co wpływa na zwiększenie zmienności i <text:s/>nie są ujmowane w VaR, w sposób adekwatny. Przyjęcie założenia o rozkładzie normalnym zmian wartości ułatwia jednak obliczeniach znacznie zmniejsza koszty pomiaru ryzyka.</text:span></text:p>
      <text:p text:style-name="P2"><text:span text:style-name="T33"><text:s/></text:span>Nadzorcy <text:s/>rynku , mimo, ze formalnie uznają <text:s/>VaR jako narzędzie zarządzania ryzykiem pozwalające na określenie wielkości <text:s/>rezerwy tworzonej na wypadek ewentualnej straty to wielkość <text:s/>tej rezerwy wymaganej przez Nadzór jest <text:s/>większy zazwyczaj od wyliczonego tak jak powyżej o współczynnik – a zwiększając <text:s/>rozmiar tej rezerwy a razy. <text:s text:c="2"/></text:p>
      <text:p text:style-name="P2"/>
      <text:p text:style-name="P17"><text:span text:style-name="T12">Metody symulacji historycznej.</text:span></text:p>
      <text:p text:style-name="P19"/>
      <text:p text:style-name="P17"><text:span text:style-name="T8">Metoda ta sprowadza się do wykorzystania historycznych stóp zwrotu instrumentu finansowego (np.</text:span></text:p>
      <text:p text:style-name="P17"><text:span text:style-name="T8">portfela akcji). Najczęściej przyjmuje się dzienne historyczne stopy zwrotu. Obserwuje się stopy przez pewien (odpowiednio długi) <text:s/>okres czasu przykładowo 1 rok – czyli około 225 obserwacji- z dni transakcyjnych. Historyczne stopy zwrotu pozwalają określić empiryczny rozkład. Umożliwia to oszacowanie kwantyla rozkładu i wyznaczenie wartości ryzykownej. Skuteczność symulacji historycznej jest uwarunkowana niezmiennością stóp zwrotu w przyszłości w stosunku do danych historycznych. Stąd korzysta się z </text:span><text:span text:style-name="T18">n </text:span><text:span text:style-name="T8">obserwacji objętych badaniem według formuły:</text:span></text:p>
      <text:p text:style-name="P19"/>
      <text:p text:style-name="P21"/>
      <text:p text:style-name="Standard"><text:span text:style-name="T1"><text:tab/><text:tab/><text:tab/></text:span><text:span text:style-name="T1"><draw:frame draw:style-name="fr2" draw:name="graphics6" text:anchor-type="as-char" svg:width="1.4063in" svg:height="0.4583in" draw:z-index="5"><draw:image xlink:href="Pictures/200000090000149A000006B8DF39FB68.wmf" xlink:type="simple" xlink:show="embed" xlink:actuate="onLoad"/></draw:frame></text:span></text:p>
      <text:p text:style-name="Standard"><text:span text:style-name="T1">W ten sposób zostaje wygenerowany rozkład statystyczny stóp zwrotu. Wyznaczenie <text:s/>odpowiedniego kwantyla tego rozkładu pozwala na wyliczenie <text:s/>VaR bezpośrednio z definicji, czyli wg. pokazanych w poprzednich metodach zasad. Tym razem <text:s/>nie zakłada się , ze rozkład jest rozkładem normalnym oaz unika się szacowania parametrów takich jak średnia czy odchylenie standardowe korzystając z danych historycznych.</text:span></text:p>
      <text:p text:style-name="P2"/>
      <text:p text:style-name="Standard"><text:span text:style-name="T12">Metoda symulacji Monte Carlo.</text:span></text:p>
      <text:p text:style-name="P6"/>
      <text:p text:style-name="Standard"><text:soft-page-break/><text:span text:style-name="T11"><text:s/></text:span><text:span text:style-name="T12">W metodzie Monte Carlo przyjmuje się <text:s/>pewien model <text:s/>kształtowania się cen rynkowych aktywa. <text:s/>Wybór modelu zależy od autorów ich doświadczenia <text:s/>praktyczne czy teoretyczne. <text:s/>Niemniej jednak musi on zostać starannie sprawdzony na danych historycznych czy rzeczywiście charakteryzuje właściwie zachowania się <text:s/>danych rynkowych instrumentu finansowego. Następnie generuje się <text:s/>wiele ( tysiące) obserwacji stóp zwrotu instrumentów finansowych tworzących <text:s/>portfel. Otrzymuje się, <text:s/>w ten sposób rozkład stóp zwrotów z portfela. Wyznaczenie odpowiedniego kwanty la tego rozkładu pozwala na estymacje VaR wg już omówionych metod.</text:span></text:p>
      <text:p text:style-name="P11">Schemat <text:s/>obliczeń M-te Carlo</text:p>
      <text:p text:style-name="P12"><text:span text:style-name="T33"><text:s/></text:span><text:span text:style-name="T44">Geometryczny Ruch Browna ???</text:span></text:p>
      <text:p text:style-name="P6"/>
      <text:p text:style-name="P6"/>
      <text:p text:style-name="P6"/>
      <text:p text:style-name="Standard"><text:span text:style-name="T11"><text:s/></text:span><text:span text:style-name="T12">VaR z uwzględnieniem wartości ekstremalnych – „Grube ogony <text:s/>rozkładu”.</text:span></text:p>
      <text:p text:style-name="P17"><text:span text:style-name="T5">Dokładna analiza stóp zwrotu doświadczalnych szeregów finansowych czasowych pozwala stwierdzi</text:span><text:span text:style-name="T30">ć</text:span><text:span text:style-name="T5">, </text:span><text:span text:style-name="T30">że</text:span><text:span text:style-name="T5"> to co dość często było w <text:s/>powtarzane , czyli o <text:s/>rozkładzie normalnym <text:s/>jako modelu, w wielu przypadkach jest nieprawdą. Wi</text:span><text:span text:style-name="T30">ę</text:span><text:span text:style-name="T5">kszo</text:span><text:span text:style-name="T30">ść </text:span><text:span text:style-name="T5">szeregów finansowych wykazuje: istnienie „ grubych ogonów” czyli <text:s/>prawdopodobie</text:span><text:span text:style-name="T30">ń</text:span><text:span text:style-name="T5">stwo pojawienia si</text:span><text:span text:style-name="T30">ę </text:span><text:span text:style-name="T5">skrajnych warto</text:span><text:span text:style-name="T30">ś</text:span><text:span text:style-name="T5">ci, czy bardzo du</text:span><text:span text:style-name="T30">ż</text:span><text:span text:style-name="T5">ych zmian jest wyra</text:span><text:span text:style-name="T30">ź</text:span><text:span text:style-name="T5">nie wi</text:span><text:span text:style-name="T30">ę</text:span><text:span text:style-name="T5">ksze ni</text:span><text:span text:style-name="T30">ż </text:span><text:span text:style-name="T5">w przypadku rozkładu Gaussa. </text:span></text:p>
      <text:p text:style-name="P20"/>
      <text:p text:style-name="P24"><text:span text:style-name="T5">Wykresy rozkładów <text:s/>zwrotów <text:s/>pokazuj</text:span><text:span text:style-name="T30">ą</text:span><text:span text:style-name="T5">, </text:span><text:span text:style-name="T30">ż</text:span><text:span text:style-name="T5">e du</text:span><text:span text:style-name="T30">ż</text:span><text:span text:style-name="T5">e zmiany wyst</text:span><text:span text:style-name="T30">ę</text:span><text:span text:style-name="T5">puj</text:span><text:span text:style-name="T30">ą </text:span><text:span text:style-name="T5">znacznie cz</text:span><text:span text:style-name="T30">ęś</text:span><text:span text:style-name="T5">ciej ni</text:span><text:span text:style-name="T30">ż </text:span><text:span text:style-name="T5">przewiduje to rozkład normalny, natomiast mniej jest </text:span><text:span text:style-name="T30">ś</text:span><text:span text:style-name="T5">rednich zmian (warto</text:span><text:span text:style-name="T30">ś</text:span><text:span text:style-name="T5">ci odchylaj</text:span><text:span text:style-name="T30">ą</text:span><text:span text:style-name="T5">cych si</text:span><text:span text:style-name="T30">ę </text:span><text:span text:style-name="T5">od </text:span><text:span text:style-name="T30">ś</text:span><text:span text:style-name="T5">redniej od 0,5 do 2,5</text:span></text:p>
      <text:p text:style-name="P17"><text:span text:style-name="T5">odchyle</text:span><text:span text:style-name="T30">ń </text:span><text:span text:style-name="T5">standardowych). </text:span></text:p>
      <text:p text:style-name="Default"><text:span text:style-name="T1">W zwi</text:span><text:span text:style-name="T29">ą</text:span><text:span text:style-name="T1">zku z powy</text:span><text:span text:style-name="T29">ż</text:span><text:span text:style-name="T1">szym konieczne jest poszukiwanie o nowych modeli. Na podstawie przeprowadzonych <text:s/>analiz ( np. Katarzyna Brzozowska-Rup, Wiesław Dziubdziela „</text:span><text:span text:style-name="T2">ESTYMACJA</text:span><text:span text:style-name="T45"> </text:span><text:span text:style-name="T2">INDEKSU OGONA” WYBRANYCH SZEREGÓW FINANSOWYCH ZA POMOC</text:span><text:span text:style-name="T29">Ą </text:span><text:span text:style-name="T2">ENTROPII RENYI’EGO. –szukaj </text:span><text:a xlink:type="simple" xlink:href="http://www.wne.sggw.pl/czasopisma/pdf/EIOGZ_2006_nr60_s69.pdf"><text:span text:style-name="Internet_20_link"><text:span text:style-name="T29">http://www.wne.sggw.pl/czasopisma/pdf/EIOGZ_2006_nr60_s69.pdf</text:span></text:span></text:a><text:span text:style-name="T29">) oraz (</text:span><text:span text:style-name="T46"> </text:span><text:span text:style-name="T3">Ewa Miłoś</text:span><text:span text:style-name="T47">- <text:s/></text:span><text:span text:style-name="T48"><text:s/></text:span><text:span text:style-name="T47">Finansowy Kwartalnik Internetowy „e-Finanse” 2011, vol. 7, nr 1 </text:span><text:a xlink:type="simple" xlink:href="http://www.e-finanse.com/"><text:span text:style-name="Internet_20_link"><text:span text:style-name="T47">www.e-finanse.com</text:span></text:span></text:a><text:span text:style-name="T47"> <text:s/>Wyższa Szkoła Informatyki i Zarządzania w Rzeszowie) </text:span><text:span text:style-name="T29"><text:s text:c="3"/>wykazać można,</text:span><text:span text:style-name="T1"> że w wielu zjawiskach warto</text:span><text:span text:style-name="T29">ś</text:span><text:span text:style-name="T1">ci ekstremalne pojawiaj</text:span><text:span text:style-name="T29">ą </text:span><text:span text:style-name="T1">si</text:span><text:span text:style-name="T29">ę </text:span><text:span text:style-name="T1">zgodne z rozkładami pot</text:span><text:span text:style-name="T29">ę</text:span><text:span text:style-name="T1">gowymi. </text:span></text:p>
      <text:p text:style-name="Standard"><text:span text:style-name="T12">W obliczeniach <text:s/>VaR skupiamy się <text:s/>na <text:s/>poziomie ufności <text:s/>99% zakładając , że strata się nie zdarzy. W modelach wartości ekstremalnych skupiamy się na <text:s/>tych niekorzystnych zdarzeniach, które maja bardzo małe prawdopodobieństwo wystąpienia <text:s/>ale <text:s/>mogą przynieść duże straty. <text:s/>Szczególnie w instytucjach ubezpieczeniowych <text:s/>istnieje potrzeba analizy <text:s/>zjawisk katastrof .</text:span></text:p>
      <text:p text:style-name="Standard"><text:span text:style-name="T12">Rozkłady <text:s/>wykazujące <text:s/>cechy <text:s/>„ grubych ogonów to przykładowo rozkład t- Studenta, Pareto, etc. Modele rozkładów jakie stosowane są w analizach i szacowaniach <text:s/>VaR opisane są przykładowo ( Tomasz Bałamut- </text:span><text:span text:style-name="T20">Metody estymacji Value AT Risk</text:span><text:span text:style-name="T12"> - NBP- Materiały i studia; <text:s/>zeszyt 147; 2002r.)</text:span></text:p>
      <text:p text:style-name="P6"/>
      <text:p text:style-name="P7"><text:span text:style-name="T33"><text:s/></text:span><text:span text:style-name="T44">VaR <text:s/>w systemie Risk Metrics.</text:span></text:p>
      <text:p text:style-name="P6"/>
      <text:p text:style-name="Standard"><text:soft-page-break/>VaR jako miara ryzyka powstała przy opracowaniu systemu pomiaru ryzyka w J.P. Morgan na początku lat 90. <text:s/>Na ten system składa ( składało w przeszłości przy opracowywaniu systemu) się metodologia, <text:s/>zgromadzone dane dotyczące <text:s/>setek instrumentów <text:s/>na całym świecie i oprogramowanie pozwalające na wyliczenia VaR zgodnie z metodologia i zebranymi danymi. System powstał <text:s/>w celu wprowadzenie wystandaryzowanej miary ryzyka dla całej organizacji <text:s/>jaka jest J.P Morgan. Miara ta została oparta o analizę odchyleń zwrotów z danych instrumentów finansowych oraz zależności między nimi. Po publikacji systemu RiskMetrics<text:span text:style-name="T42">TM</text:span> przez J.P. Morgan, VaR stała się miarą powszechnie używaną w zarządzaniu ryzykiem finansowym, nie tylko w instytucjach finansowych.</text:p>
      <text:p text:style-name="Standard"><text:span text:style-name="T33"><text:s/></text:span>Miara ta została przyjęta <text:s/>przez <text:s/>Nadzór Finansowy jako regulacyjna metoda oceny ryzyka dla banków. <text:s/>Dotyczy to <text:s/>regulacji <text:s/>europejskich w tym polskich.</text:p>
      <text:p text:style-name="Standard"><text:span text:style-name="T33"><text:s/></text:span>Model podstawowy <text:s/>obliczania VaR stosowany przez RiskMetrics<text:span text:style-name="T42">TM </text:span>jest oparty o założenie, że <text:s/>zwroty są generowane w geometrycznym ruchu Browna. Jest to ogólnie mówiąc <text:s/>metoda wariancji – kowariancji. <text:line-break/></text:p>
      <text:p text:style-name="Standard"><text:line-break/></text:p>
      <text:p text:style-name="P13">Wady i zalety VaR-u</text:p>
      <text:p text:style-name="P2"/>
      <text:p text:style-name="Standard"><text:span text:style-name="T1">VaR to stosunkowo prosta w praktycznym działaniu metoda porównania ryzyka w przypadku instytucji działającej na rynku. Porównanie jest stosunkowo proste bo polega na porównaniu <text:s/>wielkości wyliczonych VaR <text:s/>dla <text:s/>proponowanych portfeli . Wielkość ta wyrażona jest w <text:s/>pieniądzu i jest <text:s/>konkretną <text:s/>liczbą. Interpretacja <text:s/>i porównanie jest więc proste. Pozwala <text:s/>na <text:s/>łatwiejsze zarządzanie ryzykiem <text:s/>pojedynczego portfela <text:s/>jak i na <text:s/>wyższych szczeblach zarządzania ryzykiem działu czy całej instytucji. Pozwala na oszacowanie wielości <text:s/>i tworzenie rezerwy kapitałowej na wypadek strat. Jest metoda uznaną przez <text:s/>Nadzór Finansowy .</text:span></text:p>
      <text:p text:style-name="P2">Nie jest to jednak wartość idealna.</text:p>
      <text:p text:style-name="P2"><text:span text:style-name="T33"><text:s/></text:span>Wady jej biorą się z założeń stosowanych modeli do wyliczeń VaR. </text:p>
      <text:p text:style-name="P2">VaR jest liczony dla „ normalnych” <text:s/>warunków <text:s/>rynku. Normalny rynek to rynek danych historycznych. Jeśli tylko rynek odchodzi od „ normalności”, <text:s text:c="2"/>model może zawieść. <text:s/>Jak wykazuje <text:s/>historia rynków zachowanie typowe rynków występuje <text:s/>od czasu do czasu. Czy rynek w okresie <text:s/>2004 – 2005 jest typowym rynkiem dla wycen w <text:s/>roku 2007? <text:s/>W przypadku <text:s/>niepokojów na rynkach, <text:s text:c="2"/>rynki zachowują się „ nietypowo „ a straty wtedy są szczególnie duże. Przy gwałtownych zmianach na rynku VaR może być zawodny.</text:p>
      <text:p text:style-name="P2"><text:span text:style-name="T33"><text:s/></text:span>Liczenie VaR- u <text:s/>może być pracochłonne ( wyliczenia VaR portfeli metodą Monte Carlo).</text:p>
      <text:p text:style-name="P2"><text:span text:style-name="T33"><text:s text:c="2"/></text:span>Główny <text:s text:c="2"/>wpływ na jakość <text:s/>wyników VaR ma <text:s/>estymacja <text:s/>zdarzeń i trafność doboru modeli.</text:p>
      <text:p text:style-name="P2"><text:soft-page-break/>Istnieją lepsze, alternatywne metody pomiaru ryzyka <text:s/>np. oczekiwana wartość strat większych od VaR w danym przedziale czasowym <text:s/>czyli warunkowa wartość oczekiwanych strat</text:p>
      <text:p text:style-name="P25"><text:span text:style-name="T1">Podsumowując warto podkreślić. Jest to najbardziej popularne obecnie narzędzie oceny ryzyka.</text:span></text:p>
      <text:p text:style-name="Standard"><text:span text:style-name="T4"><text:s/></text:span><text:span text:style-name="T1">Jednakże, żadne narzędzie używane w finansach nie jest rynkowo neutralne. VaR jest uproszczeniem <text:s/>modelowym rynku. <text:s text:c="2"/>Zależy od jakości tego uproszczenia. „Modelowa matematyczność” wyceny oraz ustalenie poziomu ufności </text:span><text:span text:style-name="T16">VaR </text:span><text:span text:style-name="T1">na stosunkowo wysokim poziomie, powoduje <text:s/>złudzenie posiadania kontroli, podczas gdy należy mieć duży szacunek do rynku, oraz pamiętać ,że zerowe prawdopodobieństwo nie istniej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SymbolMT" svg:font-family="SymbolMT, 'MS Mincho'"/>
    <style:font-face style:name="TTE1AD4438t00" svg:font-family="TTE1AD4438t00, 'Times New Roman'"/>
    <style:font-face style:name="Times-Italic" svg:font-family="Times-Italic, 'Times New Roman'"/>
    <style:font-face style:name="Times-Roman" svg:font-family="Times-Roman, 'Times New Roman'"/>
    <style:font-face style:name="TimesNewRoman" svg:font-family="TimesNewRoman, 'MS Mincho'"/>
    <style:font-face style:name="Courier New" svg:font-family="'Courier New'" style:font-family-generic="modern"/>
    <style:font-face style:name="TimesNewRomanPS-BoldMT" svg:font-family="TimesNewRomanPS-BoldMT, 'Times New Roman'" style:font-family-generic="roman"/>
    <style:font-face style:name="TimesNewRomanPS-ItalicMT" svg:font-family="TimesNewRomanPS-ItalicMT, 'Times New Roman'" style:font-family-generic="roman"/>
    <style:font-face style:name="TimesNewRomanPSMT" svg:font-family="TimesNewRomanPSMT, 'MS Mincho'" style:font-family-generic="roman"/>
    <style:font-face style:name="Courier New1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, 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size="11pt" fo:language="pl" fo:country="PL" style:font-name-asian="Calibri" style:font-size-asian="11pt" style:font-name-complex="Times New Roman1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" style:family="paragraph">
      <style:paragraph-properties fo:orphans="2" fo:widows="2" style:text-autospace="none"/>
      <style:text-properties fo:color="#000000" style:font-name="Calibri" fo:font-size="12pt" fo:language="pl" fo:country="PL" style:font-name-asian="Calibri" style:font-size-asian="12pt" style:font-name-complex="Calibri" style:font-size-complex="12pt" style:language-complex="ar" style:country-complex="SA"/>
    </style:style>
    <style:style style:name="Normalny_20__28_Web_29_" style:display-name="Normalny (Web)" style:family="paragraph" style:parent-style-name="Standard">
      <style:paragraph-properties fo:margin-top="0.1945in" fo:margin-bottom="0.1945in" style:contextual-spacing="false" fo:line-height="100%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kst_20_dymka" style:display-name="Tekst dymka" style:family="paragraph" style:parent-style-name="Standard">
      <style:paragraph-properties fo:margin-top="0in" fo:margin-bottom="0in" style:contextual-spacing="false" fo:line-height="100%"/>
      <style:text-properties style:font-name="Tahoma" fo:font-size="8pt" style:font-size-asian="8pt" style:font-name-complex="Tahoma" style:font-size-complex="8pt"/>
    </style:style>
    <style:style style:name="Tekst_20_komentarza" style:display-name="Tekst komentarza" style:family="paragraph" style:parent-style-name="Standard">
      <style:text-properties fo:font-size="10pt" style:font-size-asian="10pt" style:font-size-complex="10pt"/>
    </style:style>
    <style:style style:name="Temat_20_komentarza" style:display-name="Temat komentarza" style:family="paragraph" style:parent-style-name="Tekst_20_komentarza" style:next-style-name="Tekst_20_komentarza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asian="Calibri" style:font-name-complex="Times New Roman1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Domyślna_20_czcionka_20_akapitu" style:display-name="Domyślna czcionka akapitu" style:family="text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Tekst_20_dymka_20_Znak" style:display-name="Tekst dymka Znak" style:family="text" style:parent-style-name="Domyślna_20_czcionka_20_akapitu">
      <style:text-properties style:font-name="Tahoma" fo:font-size="8pt" style:font-size-asian="8pt" style:font-name-complex="Tahoma" style:font-size-complex="8pt"/>
    </style:style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Tekst_20_komentarza_20_Znak" style:display-name="Tekst komentarza Znak" style:family="text" style:parent-style-name="Domyślna_20_czcionka_20_akapitu"/>
    <style:style style:name="Temat_20_komentarza_20_Znak" style:display-name="Temat komentarza Znak" style:family="text" style:parent-style-name="Tekst_20_komentarza_20_Znak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VO USER</meta:initial-creator>
    <meta:creation-date>2014-01-08T21:25:00</meta:creation-date>
    <dc:creator>marek</dc:creator>
    <dc:date>2014-01-20T20:21:00</dc:date>
    <meta:editing-cycles>6</meta:editing-cycles>
    <meta:editing-duration>PT9H39M</meta:editing-duration>
    <meta:document-statistic meta:table-count="0" meta:image-count="6" meta:object-count="3" meta:page-count="10" meta:paragraph-count="131" meta:word-count="2787" meta:character-count="20032" meta:non-whitespace-character-count="17027"/>
    <meta:generator>LibreOffice/4.0.2.2$Linux_X86_64 LibreOffice_project/400m0$Build-2</meta:generator>
  </office:meta>
</office:document-meta>
</file>